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1000000AF02AAB9FA921E93113.png" manifest:media-type="image/png"/>
  <manifest:file-entry manifest:full-path="Pictures/1000020100000320000001074793ABC352F37456.png" manifest:media-type="image/png"/>
  <manifest:file-entry manifest:full-path="Pictures/100002010000064200000114FCD209BF614F82DC.png" manifest:media-type="image/png"/>
  <manifest:file-entry manifest:full-path="Pictures/1000020100000258000000D24D01CC5B084D75C9.png" manifest:media-type="image/png"/>
  <manifest:file-entry manifest:full-path="Pictures/100002010000064200000114A8CD914DFA6EB0A0.png" manifest:media-type="image/png"/>
  <manifest:file-entry manifest:full-path="Pictures/100002010000040000000400C5DE1AF05F00E88C.png" manifest:media-type="image/png"/>
  <manifest:file-entry manifest:full-path="Pictures/10000201000008E0000006A869766063226D8142.png" manifest:media-type="image/png"/>
  <manifest:file-entry manifest:full-path="Pictures/1000000000000ADA00000573BB45D09038EB2235.jpg" manifest:media-type="image/jpeg"/>
  <manifest:file-entry manifest:full-path="Pictures/1000020100000642000001146E6C191CE605CBFF.png" manifest:media-type="image/png"/>
  <manifest:file-entry manifest:full-path="Pictures/100002010000030000000300D60E22C254771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rotesque Light" svg:font-family="'Grotesque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 smil:type="pushWipe" smil:subtype="fromBottom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5.453cm, 66.098cm, 1.647cm, 1.62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56pt" style:font-size-asian="56pt" style:font-size-complex="56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rotesque Light" fo:font-size="28pt" fo:letter-spacing="0.106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rotesque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rotesque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rotesque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rotesque Light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rotesque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draw:frame draw:name="Grafik 5" draw:style-name="gr1" draw:text-style-name="P1" draw:layer="layout" svg:width="28.14cm" svg:height="4.847cm" svg:x="2.863cm" svg:y="3.4cm">
          <draw:image xlink:href="Pictures/1000020100000642000001146E6C191CE605CBFF.png" xlink:type="simple" xlink:show="embed" xlink:actuate="onLoad">
            <text:p/>
          </draw:image>
        </draw:frame>
        <draw:custom-shape draw:name="Textfeld 6" draw:style-name="gr2" draw:text-style-name="P3" draw:layer="layout" svg:width="27.365cm" svg:height="1.436cm" svg:x="3.25cm" svg:y="8.248cm">
          <text:p text:style-name="P2"><text:span text:style-name="T1">Jugendarbeit der Friedenskirche Memmi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6">
          <draw:frame draw:name="Grafik 11" draw:style-name="gr1" draw:text-style-name="P1" draw:layer="layout" svg:width="3.493cm" svg:height="3.588cm" svg:x="9.641cm" svg:y="12.222cm">
            <draw:image xlink:href="Pictures/100002010000030000000300D60E22C254771352.png" xlink:type="simple" xlink:show="embed" xlink:actuate="onLoad">
              <text:p/>
            </draw:image>
          </draw:frame>
          <draw:frame draw:name="Grafik 13" draw:style-name="gr1" draw:text-style-name="P1" draw:layer="layout" svg:width="13.326cm" svg:height="10.266cm" svg:x="14.871cm" svg:y="8.882cm">
            <draw:image xlink:href="Pictures/10000201000008E0000006A869766063226D8142.png" xlink:type="simple" xlink:show="embed" xlink:actuate="onLoad">
              <text:p/>
            </draw:image>
          </draw:frame>
          <draw:frame draw:name="Grafik 15" draw:style-name="gr1" draw:text-style-name="P1" draw:layer="layout" svg:width="3.493cm" svg:height="3.588cm" svg:x="14.385cm" svg:y="12.222cm">
            <draw:image xlink:href="Pictures/100002010000040000000400C5DE1AF05F00E88C.png" xlink:type="simple" xlink:show="embed" xlink:actuate="onLoad">
              <text:p/>
            </draw:image>
          </draw:frame>
        </draw:g>
        <draw:line draw:name="Gerader Verbinder 18" draw:style-name="gr3" draw:text-style-name="P1" draw:layer="layout" svg:x1="2.862cm" svg:y1="10.815cm" svg:x2="31.004cm" svg:y2="10.816cm">
          <text:p/>
        </draw:lin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1T0" xml:id="id2" draw:id="id2">
        <office:forms form:automatic-focus="false" form:apply-design-mode="false"/>
        <draw:frame draw:name="Grafik 2" draw:style-name="gr1" draw:text-style-name="P1" draw:layer="layout" svg:width="9.999cm" svg:height="1.722cm" svg:x="0.742cm" svg:y="16.61cm">
          <draw:image xlink:href="Pictures/100002010000064200000114FCD209BF614F82DC.png" xlink:type="simple" xlink:show="embed" xlink:actuate="onLoad">
            <text:p/>
          </draw:image>
        </draw:frame>
        <draw:custom-shape draw:name="Textfeld 1" draw:style-name="gr2" draw:text-style-name="P3" draw:layer="layout" svg:width="30.426cm" svg:height="10.579cm" svg:x="1.444cm" svg:y="1.811cm">
          <text:p text:style-name="P5"><text:span text:style-name="T2">jeden Freitag</text:span></text:p>
          <text:p text:style-name="P5"><text:span text:style-name="T3">ab 19.30 Uhr</text:span></text:p>
          <text:p text:style-name="P5"><text:span text:style-name="T4"/></text:p>
          <text:p text:style-name="P5"><text:span text:style-name="T2">Friedenskirche Memmingen</text:span></text:p>
          <text:p text:style-name="P5"><text:span text:style-name="T3">Hühnerbergstraße 16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5" draw:text-style-name="P7" draw:layer="layout" svg:width="13.4cm" svg:height="2.622cm" svg:x="19.6cm" svg:y="15.778cm">
          <text:p text:style-name="P6"><text:span text:style-name="T5">//sei dabe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elfolie" presentation:presentation-page-layout-name="AL1T0" xml:id="id3" draw:id="id3">
        <office:forms form:automatic-focus="false" form:apply-design-mode="false"/>
        <draw:frame draw:name="Grafik 2" draw:style-name="gr1" draw:text-style-name="P1" draw:layer="layout" svg:width="9.999cm" svg:height="1.722cm" svg:x="0.742cm" svg:y="16.61cm">
          <draw:image xlink:href="Pictures/100002010000064200000114A8CD914DFA6EB0A0.png" xlink:type="simple" xlink:show="embed" xlink:actuate="onLoad">
            <text:p/>
          </draw:image>
        </draw:frame>
        <draw:custom-shape draw:name="Textfeld 6" draw:style-name="gr2" draw:text-style-name="P3" draw:layer="layout" svg:width="33.866cm" svg:height="3.299cm" svg:x="0cm" svg:y="0.767cm">
          <text:p text:style-name="P2"><text:span text:style-name="T6">//bleib up to 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" draw:text-style-name="P1" draw:layer="layout" svg:width="10.849cm" svg:height="3.796cm" svg:x="15.78cm" svg:y="10.539cm">
          <draw:image xlink:href="Pictures/1000020100000258000000D24D01CC5B084D75C9.png" xlink:type="simple" xlink:show="embed" xlink:actuate="onLoad">
            <text:p/>
          </draw:image>
        </draw:frame>
        <draw:frame draw:name="Grafik 10" draw:style-name="gr1" draw:text-style-name="P1" draw:layer="layout" svg:width="10.849cm" svg:height="3.566cm" svg:x="15.78cm" svg:y="6.59cm">
          <draw:image xlink:href="Pictures/1000020100000320000001074793ABC352F37456.png" xlink:type="simple" xlink:show="embed" xlink:actuate="onLoad">
            <text:p/>
          </draw:image>
        </draw:frame>
        <draw:line draw:name="Gerader Verbinder 12" draw:style-name="gr3" draw:text-style-name="P1" draw:layer="layout" svg:x1="4.998cm" svg:y1="4.465cm" svg:x2="28.95cm" svg:y2="4.466cm">
          <text:p/>
        </draw:line>
        <draw:frame draw:name="Grafik 16" draw:style-name="gr6" draw:text-style-name="P1" draw:layer="layout" svg:width="7.878cm" svg:height="7.722cm" svg:x="7.237cm" svg:y="6.677cm">
          <draw:image xlink:href="Pictures/1000000000000E1000000AF02AAB9FA921E9311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rotesque Light" svg:font-family="'Grotesque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ADA00000573BB45D09038EB2235.jpg" xlink:type="simple" xlink:show="embed" xlink:actuate="onLoad"/>
    <draw:fill-image draw:name="msFillBitmap_20_2" draw:display-name="msFillBitmap 2" xlink:href="Pictures/1000000000000ADA00000573BB45D09038EB2235.jpg" xlink:type="simple" xlink:show="embed" xlink:actuate="onLoad"/>
    <draw:fill-image draw:name="msFillBitmap_20_3" draw:display-name="msFillBitmap 3" xlink:href="Pictures/1000000000000ADA00000573BB45D09038EB22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7-21">21.07.18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omenic Amann</meta:initial-creator>
    <dc:creator>Christopher Müller</dc:creator>
    <meta:editing-cycles>16</meta:editing-cycles>
    <meta:creation-date>2018-06-02T22:45:15</meta:creation-date>
    <dc:date>2018-07-21T17:51:43.739789715</dc:date>
    <meta:editing-duration>PT1H40M21S</meta:editing-duration>
    <meta:generator>LibreOffice/6.0.5.2$Linux_X86_64 LibreOffice_project/00m0$Build-2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